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575cm" svg:height="8.999cm" svg:x="5.111cm" svg:y="0.764cm">
            <draw:object draw:notify-on-update-of-ranges="Sheet1.A1:Sheet1.A7 Sheet1.B1:Sheet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409cm" svg:height="6.321cm" svg:x="5.451cm" svg:y="10.733cm">
            <draw:object draw:notify-on-update-of-ranges="Sheet1.A25:Sheet1.A31 Sheet1.B25:Sheet1.B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2442" calcext:value-type="float">
            <text:p>0.2442</text:p>
          </table:table-cell>
          <table:table-cell table:number-columns-repeated="1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4187" calcext:value-type="float">
            <text:p>0.4187</text:p>
          </table:table-cell>
          <table:table-cell table:number-columns-repeated="8"/>
          <table:table-cell office:value-type="string" calcext:value-type="string">
            <text:p>cmd to avg velocity conversion</text:p>
          </table:table-cell>
          <table:table-cell table:number-columns-repeated="4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5462" calcext:value-type="float">
            <text:p>0.5462</text:p>
          </table:table-cell>
          <table:table-cell table:number-columns-repeated="1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5475" calcext:value-type="float">
            <text:p>0.5475</text:p>
          </table:table-cell>
          <table:table-cell table:number-columns-repeated="8"/>
          <table:table-cell office:value-type="float" office:value="0.09" calcext:value-type="float">
            <text:p>0.09</text:p>
          </table:table-cell>
          <table:table-cell office:value-type="float" office:value="451.37841" calcext:value-type="float">
            <text:p>451.37841</text:p>
          </table:table-cell>
          <table:table-cell office:value-type="float" office:value="-169.719" calcext:value-type="float">
            <text:p>-169.719</text:p>
          </table:table-cell>
          <table:table-cell office:value-type="float" office:value="24.0052" calcext:value-type="float">
            <text:p>24.0052</text:p>
          </table:table-cell>
          <table:table-cell office:value-type="float" office:value="-0.4868" calcext:value-type="float">
            <text:p>-0.486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458" calcext:value-type="float">
            <text:p>0.7458</text:p>
          </table:table-cell>
          <table:table-cell table:number-columns-repeated="1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709" calcext:value-type="float">
            <text:p>0.709</text:p>
          </table:table-cell>
          <table:table-cell table:number-columns-repeated="9"/>
          <table:table-cell table:formula="of:=([.L4]*([.K4]*[.K4]*[.K4])) + ([.M4]*([.K4]*[.K4])) + ([.N4]*([.K4]))+([.O4])" office:value-type="float" office:value="0.62799896089" calcext:value-type="float">
            <text:p>0.6279989609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8699" calcext:value-type="float">
            <text:p>0.8699</text:p>
          </table:table-cell>
          <table:table-cell table:number-columns-repeated="13"/>
        </table:table-row>
        <table:table-row table:style-name="ro1" table:number-rows-repeated="17">
          <table:table-cell table:number-columns-repeated="15"/>
        </table:table-row>
        <table:table-row table:style-name="ro1">
          <table:table-cell office:value-type="float" office:value="0.2442" calcext:value-type="float">
            <text:p>0.2442</text:p>
          </table:table-cell>
          <table:table-cell office:value-type="float" office:value="0.04" calcext:value-type="float">
            <text:p>0.04</text:p>
          </table:table-cell>
          <table:table-cell table:number-columns-repeated="8"/>
          <table:table-cell office:value-type="string" calcext:value-type="string">
            <text:p>avg velocity to cmd conversion</text:p>
          </table:table-cell>
          <table:table-cell table:number-columns-repeated="4"/>
        </table:table-row>
        <table:table-row table:style-name="ro1">
          <table:table-cell office:value-type="float" office:value="0.4187" calcext:value-type="float">
            <text:p>0.4187</text:p>
          </table:table-cell>
          <table:table-cell office:value-type="float" office:value="0.06" calcext:value-type="float">
            <text:p>0.06</text:p>
          </table:table-cell>
          <table:table-cell table:number-columns-repeated="13"/>
        </table:table-row>
        <table:table-row table:style-name="ro1">
          <table:table-cell office:value-type="float" office:value="0.5462" calcext:value-type="float">
            <text:p>0.5462</text:p>
          </table:table-cell>
          <table:table-cell office:value-type="float" office:value="0.075" calcext:value-type="float">
            <text:p>0.075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0.2497" calcext:value-type="float">
            <text:p>0.2497</text:p>
          </table:table-cell>
          <table:table-cell office:value-type="float" office:value="-0.2286" calcext:value-type="float">
            <text:p>-0.2286</text:p>
          </table:table-cell>
          <table:table-cell office:value-type="float" office:value="0.1863" calcext:value-type="float">
            <text:p>0.1863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float" office:value="0.5475" calcext:value-type="float">
            <text:p>0.5475</text:p>
          </table:table-cell>
          <table:table-cell office:value-type="float" office:value="0.08" calcext:value-type="float">
            <text:p>0.08</text:p>
          </table:table-cell>
          <table:table-cell table:number-columns-repeated="13"/>
        </table:table-row>
        <table:table-row table:style-name="ro1">
          <table:table-cell office:value-type="float" office:value="0.7458" calcext:value-type="float">
            <text:p>0.7458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table:formula="of:=[.L27]*[.K27]*[.K27]*[.K27] + [.M27]*[.K27]*[.K27] + [.N27]*[.K27] +[.O27]" office:value-type="float" office:value="0.0462579" calcext:value-type="float">
            <text:p>0.0462579</text:p>
          </table:table-cell>
          <table:table-cell table:number-columns-repeated="3"/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0.13" calcext:value-type="float">
            <text:p>0.13</text:p>
          </table:table-cell>
          <table:table-cell table:number-columns-repeated="13"/>
        </table:table-row>
        <table:table-row table:style-name="ro1">
          <table:table-cell office:value-type="float" office:value="0.8699" calcext:value-type="float">
            <text:p>0.8699</text:p>
          </table:table-cell>
          <table:table-cell office:value-type="float" office:value="0.16" calcext:value-type="float">
            <text:p>0.16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8:35:16.897457897</meta:creation-date>
    <dc:date>2017-08-24T19:19:48.437983159</dc:date>
    <meta:editing-duration>PT37M46S</meta:editing-duration>
    <meta:editing-cycles>3</meta:editing-cycles>
    <meta:generator>LibreOffice/4.2.8.2$Linux_X86_64 LibreOffice_project/420m0$Build-2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76cm" svg:height="9cm" xlink:href=".." xlink:type="simple" chart:class="chart:scatter" chart:style-name="ch1">
        <chart:legend chart:legend-position="end" svg:x="9.713cm" svg:y="3.952cm" style:legend-expansion="high" chart:style-name="ch2"/>
        <chart:plot-area chart:style-name="ch3" table:cell-range-address="Sheet1.A1:Sheet1.B7" svg:x="0.291cm" svg:y="0.18cm" svg:width="9.131cm" svg:height="8.64cm">
          <chartooo:coordinate-region svg:x="1.018cm" svg:y="0.379cm" svg:width="8.07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7" chart:class="chart:scatter">
            <chart:domain table:cell-range-address="Sheet1.A1:Sheet1.A7"/>
            <chart:regression-curve chart:style-name="ch7">
              <chart:equation chart:display-equation="true" chart:display-r-square="false" svg:x="1.211cm" svg:y="6.913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A1:Sheet1.A7</svg:desc>
                </draw:g>
              </table:table-cell>
              <table:table-cell office:value-type="float" office:value="0.2442">
                <text:p>0.2442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4187">
                <text:p>0.4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5">
                <text:p>0.075</text:p>
              </table:table-cell>
              <table:table-cell office:value-type="float" office:value="0.5462">
                <text:p>0.5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5475">
                <text:p>0.5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7458">
                <text:p>0.7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">
                <text:p>0.13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0.8699">
                <text:p>0.86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1cm" svg:height="6.322cm" xlink:href=".." xlink:type="simple" chart:class="chart:scatter" chart:style-name="ch1">
        <chart:legend chart:legend-position="end" svg:x="8.547cm" svg:y="2.613cm" style:legend-expansion="high" chart:style-name="ch2"/>
        <chart:plot-area chart:style-name="ch3" table:cell-range-address="Sheet1.A25:Sheet1.B31" svg:x="0.268cm" svg:y="0.126cm" svg:width="8.011cm" svg:height="6.07cm">
          <chartooo:coordinate-region svg:x="1.18cm" svg:y="0.325cm" svg:width="7.005cm" svg:height="5.2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5:Sheet1.B31" chart:class="chart:scatter">
            <chart:domain table:cell-range-address="Sheet1.A25:Sheet1.A31"/>
            <chart:regression-curve chart:style-name="ch7">
              <chart:equation chart:display-equation="true" chart:display-r-square="false" svg:x="1.001cm" svg:y="4.913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42">
                <text:p>0.2442</text:p>
                <draw:g>
                  <svg:desc>Sheet1.A25:Sheet1.A31</svg:desc>
                </draw:g>
              </table:table-cell>
              <table:table-cell office:value-type="float" office:value="0.04">
                <text:p>0.04</text:p>
                <draw:g>
                  <svg:desc>Sheet1.B25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87">
                <text:p>0.418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62">
                <text:p>0.546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75">
                <text:p>0.547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8">
                <text:p>0.745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9">
                <text:p>0.70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99">
                <text:p>0.8699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